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58ee09" style:parent-style-name="Standard">
      <style:text-properties style:text-underline-style="none"/>
    </style:style>
    <style:style style:family="paragraph" style:name="a5f83df" style:parent-style-name="Standard">
      <style:text-properties style:text-underline-style="none"/>
    </style:style>
    <style:style style:family="paragraph" style:name="ab6866e" style:parent-style-name="Standard">
      <style:text-properties style:text-underline-style="none"/>
    </style:style>
    <style:style style:family="paragraph" style:list-style-name="L3" style:name="a5835d4" style:parent-style-name="Standard">
      <style:paragraph-properties/>
      <style:text-properties style:text-underline-style="none"/>
    </style:style>
    <style:style style:family="paragraph" style:list-style-name="L3" style:name="a395f70" style:parent-style-name="Standard">
      <style:paragraph-properties/>
      <style:text-properties style:text-underline-style="none"/>
    </style:style>
    <style:style style:family="paragraph" style:list-style-name="L3" style:name="a8d83a3" style:parent-style-name="Standard">
      <style:paragraph-properties/>
      <style:text-properties style:text-underline-style="none"/>
    </style:style>
    <style:style style:family="paragraph" style:list-style-name="L2" style:name="a3207a0" style:parent-style-name="Standard">
      <style:paragraph-properties/>
    </style:style>
    <style:style style:family="paragraph" style:list-style-name="L2" style:name="a97b18c" style:parent-style-name="Standard">
      <style:paragraph-properties/>
    </style:style>
    <style:style style:family="paragraph" style:list-style-name="L2" style:name="a23874e" style:parent-style-name="Standard">
      <style:paragraph-properties/>
    </style:style>
    <style:style style:family="paragraph" style:list-style-name="L2" style:name="afd53c6" style:parent-style-name="Standard">
      <style:paragraph-properties/>
    </style:style>
    <style:style style:family="paragraph" style:list-style-name="L2" style:name="a8eff5f" style:parent-style-name="Standard">
      <style:paragraph-properties/>
    </style:style>
    <style:style style:family="paragraph" style:list-style-name="L1" style:name="ac27892" style:parent-style-name="Standard">
      <style:paragraph-properties/>
    </style:style>
    <style:style style:family="paragraph" style:list-style-name="L1" style:name="a60eb5e" style:parent-style-name="Standard">
      <style:paragraph-properties fo:margin-left="24.01mm" fo:margin-right="0.0mm" fo:text-indent="-6.35mm"/>
    </style:style>
    <style:style style:family="paragraph" style:list-style-name="L1" style:name="a66eb29" style:parent-style-name="Standard">
      <style:paragraph-properties/>
    </style:style>
    <text:list-style style:name="L3">
      <text:list-level-style-image text:level="1" xlink:actuate="onLoad" xlink:href="Pictures/1000020000000010000000104191C4BD.gif" xlink:show="embed" xlink:type="simple">
        <style:list-level-properties fo:height="3mm" fo:width="3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2">
      <text:list-level-style-bullet text:bullet-char="✗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✗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✗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✗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✗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✗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✗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✗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✗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1">
      <text:list-level-style-number style:num-format="1" style:num-prefix="b" style:num-suffix="a" text:display-levels="1" text:level="1" text:start-value="7">
        <style:list-level-properties text:list-level-position-and-space-mode="label-alignment">
          <style:list-level-label-alignment fo:margin-left="12.7mm" fo:text-indent="-6.35mm" text:label-followed-by="space"/>
        </style:list-level-properties>
      </text:list-level-style-number>
      <text:list-level-style-number style:num-format="1" style:num-prefix="b" style:num-suffix="a" text:display-levels="2" text:level="2" text:start-value="7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3" text:level="3" text:start-value="7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4" text:level="4" text:start-value="7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5" text:level="5" text:start-value="7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6" text:level="6" text:start-value="7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7" text:level="7" text:start-value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8" text:level="8" text:start-value="7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4" text:level="9" text:start-value="7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list text:continue-numbering="true" text:style-name="L1" xml:id="list8570137498907737471">
        <text:list-item>
          <text:p text:style-name="a66eb29">First-followed-by-space</text:p>
        </text:list-item>
      </text:list>
      <text:list text:continue-numbering="true" text:style-name="L1" xml:id="list8570137498907737471">
        <text:list-item>
          <text:p text:style-name="a60eb5e">Second</text:p>
        </text:list-item>
      </text:list>
      <text:list text:continue-numbering="true" text:style-name="L1" xml:id="list8570137498907737471">
        <text:list-item>
          <text:list>
            <text:list-item>
              <text:p text:style-name="ac27892">Third</text:p>
            </text:list-item>
          </text:list>
        </text:list-item>
      </text:list>
      <text:list text:continue-numbering="true" text:style-name="L2" xml:id="list6327083964121608638">
        <text:list-header>
          <text:p text:style-name="a8eff5f"/>
        </text:list-header>
      </text:list>
      <text:list text:continue-numbering="true" text:style-name="L2" xml:id="list6327083964121608638">
        <text:list-item>
          <text:p text:style-name="afd53c6">Cross-First-followed-by-space</text:p>
        </text:list-item>
      </text:list>
      <text:list text:continue-numbering="true" text:style-name="L2" xml:id="list6327083964121608638">
        <text:list-item>
          <text:p text:style-name="a23874e">Cross-Second</text:p>
        </text:list-item>
      </text:list>
      <text:list text:continue-numbering="true" text:style-name="L2" xml:id="list6327083964121608638">
        <text:list-item>
          <text:p text:style-name="a97b18c">Cross-Third</text:p>
        </text:list-item>
      </text:list>
      <text:list text:continue-numbering="true" text:style-name="L2" xml:id="list6327083964121608638">
        <text:list-header>
          <text:p text:style-name="a3207a0"/>
        </text:list-header>
      </text:list>
      <text:p text:style-name="Standard"/>
      <text:list text:continue-numbering="true" text:style-name="L3" xml:id="list2799310244785001357">
        <text:list-item>
          <text:p text:style-name="a8d83a3">Star-First-followed-by-space</text:p>
        </text:list-item>
      </text:list>
      <text:list text:continue-numbering="true" text:style-name="L3" xml:id="list2799310244785001357">
        <text:list-item>
          <text:p text:style-name="a395f70">Star-Second</text:p>
        </text:list-item>
      </text:list>
      <text:list text:continue-numbering="true" text:style-name="L3" xml:id="list2799310244785001357">
        <text:list-item>
          <text:p text:style-name="a5835d4">Star-Third</text:p>
        </text:list-item>
      </text:list>
      <text:p text:style-name="ab6866e"/>
      <text:p text:style-name="a5f83df"/>
      <text:p text:style-name="a58ee09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6S</meta:editing-duration>
  </office:meta>
</office:document-meta>
</file>